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Helvetica Neue" svg:font-family="'Helvetica Neue', Helvetica, Arial, sans-serif"/>
    <style:font-face style:name="Helvetica" svg:font-family="Helvetica, Arial, sans-serif"/>
    <style:font-face style:name="Lohit Devanagari1" svg:font-family="'Lohit Devanagari'"/>
    <style:font-face style:name="STIXMathJax Main" svg:font-family="'STIXMathJax Main'"/>
    <style:font-face style:name="STIXMathJax Main-italic" svg:font-family="'STIXMathJax Main-italic'"/>
    <style:font-face style:name="Verdana" svg:font-family="Verdana, sans-serif"/>
    <style:font-face style:name="monospace" svg:font-family="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b897" officeooo:paragraph-rsid="0011b897" style:font-weight-asian="bold" style:font-weight-complex="bold"/>
    </style:style>
    <style:style style:name="P2" style:family="paragraph" style:parent-style-name="Standard">
      <style:text-properties style:font-name="arial" fo:font-weight="bold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arial" fo:font-size="12pt" officeooo:rsid="0011f014" officeooo:paragraph-rsid="0011f014" style:font-size-asian="10.5pt" style:font-size-complex="12pt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style:font-name="arial" fo:font-size="12pt" fo:font-weight="normal" officeooo:rsid="0012d15e" officeooo:paragraph-rsid="0012d15e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fo:font-weight="normal" officeooo:rsid="0011b897" style:text-blinking="false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fo:font-weight="normal" officeooo:rsid="0011b897" officeooo:paragraph-rsid="0012d15e" style:text-blinking="false" style:font-size-asian="10.5pt" style:font-weight-asian="normal" style:font-size-complex="12pt" style:font-weight-complex="normal" loext:padding="0cm" loext:border="none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1f014" officeooo:paragraph-rsid="0011f014" style:text-blinking="false" style:font-size-asian="10.5pt" style:font-size-complex="12pt" loext:padding="0cm" loext:border="none"/>
    </style:style>
    <style:style style:name="P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normal" officeooo:rsid="0012d15e" officeooo:paragraph-rsid="0012d15e" style:text-blinking="false" style:font-size-asian="10.5pt" style:font-weight-asian="normal" style:font-size-complex="12pt" style:font-weight-complex="normal" loext:padding="0cm" loext:border="none"/>
    </style:style>
    <style:style style:name="P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arial" fo:font-size="12pt" fo:letter-spacing="normal" fo:font-style="normal" style:text-underline-style="none" fo:font-weight="bold" officeooo:rsid="0012d15e" officeooo:paragraph-rsid="0012d15e" style:text-blinking="false" style:font-size-asian="10.5pt" style:font-weight-asian="bold" style:font-size-complex="12pt" style:font-weight-complex="bold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style:font-weight-asian="normal" style:font-weight-complex="normal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8602e" officeooo:paragraph-rsid="00158689" style:font-weight-asian="normal" style:font-weight-complex="normal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9e26b" officeooo:paragraph-rsid="0019e26b" style:font-weight-asian="normal" style:font-weight-complex="normal" loext:padding="0cm" loext:border="none"/>
    </style:style>
    <style:style style:name="P16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19e26b"/>
    </style:style>
    <style:style style:name="P1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9e26b" officeooo:paragraph-rsid="0019e26b" style:font-weight-asian="normal" style:font-weight-complex="normal" loext:padding="0cm" loext:border="none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Calibri" fo:font-size="12pt" fo:letter-spacing="normal" fo:font-style="normal" style:text-underline-style="none" fo:font-weight="bold" officeooo:rsid="0012d15e" officeooo:paragraph-rsid="0012d15e" style:text-blinking="false" style:font-size-asian="10.5pt" style:font-weight-asian="normal" style:font-size-complex="12pt" style:font-weight-complex="normal" loext:padding="0cm" loext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f22" style:font-name="Helvetica" fo:font-size="10.5pt" fo:letter-spacing="normal" fo:font-style="normal" fo:font-weight="normal" officeooo:rsid="001d171a" officeooo:paragraph-rsid="001d171a" style:font-weight-asian="normal" style:font-weight-complex="normal" loext:padding="0cm" loext:border="none"/>
    </style:style>
    <style:style style:name="P20" style:family="paragraph" style:parent-style-name="Standard">
      <style:text-properties officeooo:rsid="0020e3f0" officeooo:paragraph-rsid="0020e3f0"/>
    </style:style>
    <style:style style:name="P21" style:family="paragraph" style:parent-style-name="Standard">
      <style:text-properties officeooo:paragraph-rsid="0020e3f0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1d1f22" style:font-name="Helvetica" fo:font-size="10.5pt" fo:letter-spacing="normal" fo:font-style="normal" fo:font-weight="normal" officeooo:rsid="001d171a" officeooo:paragraph-rsid="0019e26b" style:font-weight-asian="normal" style:font-weight-complex="normal" loext:padding="0cm" loext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normal" fo:font-style="normal" fo:font-weight="bold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Calibri" fo:font-size="12pt" fo:letter-spacing="normal" fo:font-style="normal" fo:font-weight="normal" loext:padding="0cm" loext:border="none"/>
    </style:style>
    <style:style style:name="T1" style:family="text">
      <style:text-properties fo:font-variant="normal" fo:text-transform="none" fo:color="#000000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000000" style:font-name="Helvetica Neue" fo:font-size="10.5pt" fo:letter-spacing="normal" fo:font-style="normal" fo:font-weight="normal" officeooo:rsid="0011b897"/>
    </style:style>
    <style:style style:name="T3" style:family="text">
      <style:text-properties fo:font-variant="normal" fo:text-transform="none" fo:color="#000000" style:text-line-through-style="none" style:text-line-through-type="none" style:font-name="Helvetica Neue" fo:font-size="12.75pt" fo:letter-spacing="normal" fo:font-style="normal" style:text-underline-style="none" style:text-blinking="false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Helvetica Neue" fo:font-size="12.75pt" fo:letter-spacing="normal" fo:font-style="normal" style:text-underline-style="none" fo:font-weight="normal" style:text-blinking="false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STIXMathJax Main-italic" fo:font-size="12.75pt" fo:letter-spacing="normal" fo:font-style="normal" style:text-underline-style="none" style:text-blinking="false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STIXMathJax Main-italic" fo:font-size="12.75pt" fo:letter-spacing="normal" fo:font-style="normal" style:text-underline-style="none" fo:font-weight="normal" style:text-blinking="false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STIXMathJax Main-italic" fo:font-size="9pt" fo:letter-spacing="normal" fo:font-style="normal" style:text-underline-style="none" style:text-blinking="false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STIXMathJax Main-italic" fo:font-size="9pt" fo:letter-spacing="normal" fo:font-style="normal" style:text-underline-style="none" fo:font-weight="normal" style:text-blinking="false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style:text-blinking="false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officeooo:rsid="0011b897" style:text-blinking="false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STIXMathJax Main" fo:font-size="12.75pt" fo:letter-spacing="normal" fo:font-style="normal" style:text-underline-style="none" fo:font-weight="normal" officeooo:rsid="0011b897" style:text-blinking="false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officeooo:rsid="0011b897" style:text-blinking="false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fo:letter-spacing="normal" fo:font-style="normal" style:text-underline-style="none" officeooo:rsid="0011b897" style:text-blinking="false" loext:padding="0cm" loext:border="none"/>
    </style:style>
    <style:style style:name="T17" style:family="text">
      <style:text-properties fo:font-variant="normal" fo:text-transform="none" fo:color="#000000" style:font-name="monospace" fo:font-size="10.5pt" fo:letter-spacing="normal" fo:font-style="normal" fo:font-weight="normal"/>
    </style:style>
    <style:style style:name="T18" style:family="text">
      <style:text-properties fo:font-variant="normal" fo:text-transform="none" fo:color="#000000" style:font-name="monospace" fo:font-size="10.5pt" fo:letter-spacing="normal" fo:font-style="normal" fo:font-weight="normal" officeooo:rsid="0020e3f0"/>
    </style:style>
    <style:style style:name="T19" style:family="text">
      <style:text-properties fo:font-variant="normal" fo:text-transform="none" fo:color="#000000" style:font-name="monospace" fo:font-size="10.5pt" fo:letter-spacing="normal" fo:font-style="normal" fo:font-weight="normal" officeooo:rsid="00224978"/>
    </style:style>
    <style:style style:name="T20" style:family="text">
      <style:text-properties fo:font-variant="normal" fo:text-transform="none" fo:color="#1d1f22" style:font-name="Helvetica" fo:font-size="10.5pt" fo:letter-spacing="normal" fo:font-style="normal" fo:font-weight="normal" officeooo:rsid="001d171a" style:font-weight-asian="normal" style:font-weight-complex="normal" loext:padding="0cm" loext:border="none"/>
    </style:style>
    <style:style style:name="T21" style:family="text">
      <style:text-properties fo:font-variant="normal" fo:text-transform="none" fo:color="#1d1f22" style:font-name="Helvetica" fo:font-size="10.5pt" fo:letter-spacing="normal" fo:font-style="normal" fo:font-weight="normal" officeooo:rsid="001de0b6" style:font-weight-asian="normal" style:font-weight-complex="normal" loext:padding="0cm" loext:border="none"/>
    </style:style>
    <style:style style:name="T22" style:family="text">
      <style:text-properties fo:font-variant="normal" fo:text-transform="none" fo:color="#1d1f22" style:font-name="Helvetica" fo:font-size="10.5pt" fo:letter-spacing="normal" fo:font-style="italic" fo:font-weight="normal" officeooo:rsid="0019e26b" style:font-weight-asian="normal" style:font-weight-complex="normal" loext:padding="0cm" loext:border="none"/>
    </style:style>
    <style:style style:name="T23" style:family="text">
      <style:text-properties fo:font-variant="normal" fo:text-transform="none" fo:color="#1d1f22" style:font-name="Helvetica" fo:font-size="10.5pt" fo:letter-spacing="normal" fo:font-style="italic" fo:font-weight="normal" officeooo:rsid="001d171a" style:font-weight-asian="normal" style:font-weight-complex="normal" loext:padding="0cm" loext:border="none"/>
    </style:style>
    <style:style style:name="T24" style:family="text">
      <style:text-properties officeooo:rsid="001d171a"/>
    </style:style>
    <style:style style:name="T25" style:family="text">
      <style:text-properties fo:color="#1d1f22" style:font-name="Helvetica" fo:font-size="10.5pt"/>
    </style:style>
    <style:style style:name="T26" style:family="text">
      <style:text-properties fo:color="#1d1f22" style:font-name="Helvetica" fo:font-size="10.5pt" officeooo:rsid="001d171a"/>
    </style:style>
    <style:style style:name="T27" style:family="text">
      <style:text-properties fo:color="#222222" style:font-name="monospace" fo:background-color="#ecf0f3" loext:char-shading-value="0"/>
    </style:style>
    <style:style style:name="T28" style:family="text">
      <style:text-properties officeooo:rsid="0020e3f0"/>
    </style:style>
    <style:style style:name="T29" style:family="text">
      <style:text-properties officeooo:rsid="00224978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Marco1" text:anchor-type="page" text:anchor-page-number="1" svg:x="0cm" svg:y="0cm" svg:width="0.041cm" draw:z-index="0">
        <draw:text-box fo:min-height="0.041cm">
          <text:p text:style-name="Text_20_body"/>
        </draw:text-box>
      </draw:frame>
      <draw:frame draw:style-name="fr1" draw:name="Marco2" text:anchor-type="page" text:anchor-page-number="1" svg:x="0cm" svg:y="0cm" svg:width="0.041cm" draw:z-index="1">
        <draw:text-box fo:min-height="0.041cm">
          <text:p text:style-name="Text_20_body"/>
        </draw:text-box>
      </draw:frame>
      <draw:frame draw:style-name="fr1" draw:name="Marco3" text:anchor-type="page" text:anchor-page-number="1" svg:x="0cm" svg:y="0cm" svg:width="0.041cm" draw:z-index="2">
        <draw:text-box fo:min-height="0.041cm">
          <text:p text:style-name="Text_20_body"/>
        </draw:text-box>
      </draw:frame>
      <text:p text:style-name="P11">TASK 1:</text:p>
      <text:p text:style-name="P12">- List other distance measurements and potential scenario of application (practical examples).</text:p>
      <text:p text:style-name="P10"/>
      <text:p text:style-name="P1">Distancia de Manhattan</text:p>
      <text:p text:style-name="P3"><text:span text:style-name="T1">Se llama distancia de manhattan porque es la distancia para llegar de un punto a otro, </text:span><text:span text:style-name="T2">moviéndose</text:span><text:span text:style-name="T1"> </text:span><text:span text:style-name="T2">solo</text:span><text:span text:style-name="T1"> de forma horizontal y vertical, hacen relación a un mapa de manhattan </text:span><text:span text:style-name="T2">y para llegar de un punto A a un B todos los caminos tienen la misma distancia</text:span><text:bookmark text:name="MathJax-Span-769"/><text:bookmark text:name="MathJax-Span-770"/><text:bookmark text:name="MathJax-Span-771"/><text:bookmark text:name="MathJax-Span-772"/><text:bookmark text:name="MathJax-Span-773"/><text:bookmark text:name="MathJax-Span-774"/><text:bookmark text:name="MathJax-Element-15-Frame"/><text:bookmark text:name="MathJax-Span-767"/><text:bookmark text:name="MathJax-Span-768"/><text:span text:style-name="T2">. La distancia de Manhattan viene dada por:</text:span><text:span text:style-name="T1"> </text:span><text:span text:style-name="T6">d</text:span><text:bookmark text:name="MathJax-Span-777"/><text:bookmark text:name="MathJax-Span-776"/><text:bookmark text:name="MathJax-Span-775"/><text:span text:style-name="T8">M</text:span><text:bookmark text:name="MathJax-Span-778"/><text:span text:style-name="T11">=</text:span><text:bookmark text:name="MathJax-Span-779"/><text:bookmark text:name="MathJax-Span-780"/><text:bookmark text:name="MathJax-Span-781"/><text:bookmark text:name="MathJax-Span-782"/><text:span text:style-name="T4">∑</text:span><text:bookmark text:name="MathJax-Span-783"/><text:bookmark text:name="MathJax-Span-784"/><text:bookmark text:name="MathJax-Span-785"/><text:bookmark text:name="MathJax-Span-789"/><text:span text:style-name="T8"> </text:span><text:span text:style-name="T11">[</text:span><text:bookmark text:name="MathJax-Span-790"/><text:span text:style-name="T4">∣</text:span><text:bookmark text:name="MathJax-Span-791"/><text:span text:style-name="T11">(</text:span><text:bookmark text:name="MathJax-Span-792"/><text:bookmark text:name="MathJax-Span-793"/><text:span text:style-name="T6">x</text:span><text:bookmark text:name="MathJax-Span-794"/><text:bookmark text:name="MathJax-Span-795"/><text:bookmark text:name="MathJax-Span-796"/><text:span text:style-name="T8">i</text:span><text:bookmark text:name="MathJax-Span-797"/><text:span text:style-name="T4">−</text:span><text:bookmark text:name="MathJax-Span-798"/><text:bookmark text:name="MathJax-Span-799"/><text:span text:style-name="T6">y</text:span><text:bookmark text:name="MathJax-Span-800"/><text:bookmark text:name="MathJax-Span-801"/><text:bookmark text:name="MathJax-Span-802"/><text:span text:style-name="T8">i</text:span><text:bookmark text:name="MathJax-Span-803"/><text:span text:style-name="T11">)</text:span><text:bookmark text:name="MathJax-Span-804"/><text:span text:style-name="T4">∣</text:span><text:bookmark text:name="MathJax-Span-805"/><text:span text:style-name="T12">]</text:span></text:p>
      <text:p text:style-name="P6"/>
      <text:p text:style-name="P4"><text:span text:style-name="T13">L</text:span><text:span text:style-name="T14">a ventaja de esta métrica es que puede no ajustarse tanto a los datos, haciendo que la ocurrencia de overffiting sea mas baja.</text:span></text:p>
      <text:p text:style-name="P8"/>
      <text:p text:style-name="P2">Manhattan distance:</text:p>
      <text:p text:style-name="P5"><text:span text:style-name="T15">Chama-se Manhattan distance , porque é a distância para ir de um ponto a outro, movendo-se apenas horizontalmente e verticalmente, ella se relaciona com um mapa de Manhattan e para ir do ponto A ao ponto, todas as estradas têm a mesma distância. A distância é dada por: </text:span><text:span text:style-name="T5">d</text:span><text:bookmark text:name="MathJax-Span-7771"/><text:bookmark text:name="MathJax-Span-7761"/><text:bookmark text:name="MathJax-Span-7751"/><text:span text:style-name="T7">M</text:span><text:bookmark text:name="MathJax-Span-7781"/><text:span text:style-name="T9">=</text:span><text:bookmark text:name="MathJax-Span-7791"/><text:bookmark text:name="MathJax-Span-7801"/><text:bookmark text:name="MathJax-Span-7811"/><text:bookmark text:name="MathJax-Span-7821"/><text:span text:style-name="T3">∑</text:span><text:bookmark text:name="MathJax-Span-7851"/><text:bookmark text:name="MathJax-Span-7841"/><text:bookmark text:name="MathJax-Span-7891"/><text:bookmark text:name="MathJax-Span-7831"/><text:span text:style-name="T7"> </text:span><text:span text:style-name="T9">[</text:span><text:bookmark text:name="MathJax-Span-7901"/><text:span text:style-name="T3">∣</text:span><text:bookmark text:name="MathJax-Span-7911"/><text:span text:style-name="T9">(</text:span><text:bookmark text:name="MathJax-Span-7921"/><text:bookmark text:name="MathJax-Span-7931"/><text:span text:style-name="T5">x</text:span><text:bookmark text:name="MathJax-Span-7941"/><text:bookmark text:name="MathJax-Span-7951"/><text:bookmark text:name="MathJax-Span-7961"/><text:span text:style-name="T7">i</text:span><text:bookmark text:name="MathJax-Span-7971"/><text:span text:style-name="T3">−</text:span><text:bookmark text:name="MathJax-Span-7981"/><text:bookmark text:name="MathJax-Span-7991"/><text:span text:style-name="T5">y</text:span><text:bookmark text:name="MathJax-Span-8001"/><text:bookmark text:name="MathJax-Span-8011"/><text:bookmark text:name="MathJax-Span-8021"/><text:span text:style-name="T7">i</text:span><text:bookmark text:name="MathJax-Span-8031"/><text:span text:style-name="T9">)</text:span><text:bookmark text:name="MathJax-Span-8041"/><text:span text:style-name="T3">∣</text:span><text:bookmark text:name="MathJax-Span-8051"/><text:span text:style-name="T10">].</text:span></text:p>
      <text:p text:style-name="P7"/>
      <text:p text:style-name="P5"><text:span text:style-name="T16">A </text:span><text:span text:style-name="T15">ventagem dessa métrica é que ella pode não se ajustar tanto aos dados, fazendo com que a ocorrência de overffiting seja menor, por outro lado, essa métrica também funciona melhor que a Euclidiana se os dados não estiverem na mesma escala.</text:span></text:p>
      <text:p text:style-name="P9"/>
      <text:p text:style-name="P9"/>
      <text:p text:style-name="P18">TASK-2:</text:p>
      <text:p text:style-name="P13">- Parallel implementation can reduce the running time to O(1). List other techniques which could speed up knn running time.</text:p>
      <text:p text:style-name="P14"/>
      <text:p text:style-name="P15">los <text:span text:style-name="T24">Ball Tree</text:span> dividen los datos en una serie de hiperesferas anidadas. <text:span text:style-name="T24">Esto hace que su orden se reduzca así:</text:span></text:p>
      <text:p text:style-name="P15"/>
      <text:p text:style-name="P17"><text:span text:style-name="T25">number of samples</text:span><text:bookmark text:name="MathJax-Element-36-Frame"/><text:span text:style-name="T25"> </text:span><text:span text:style-name="T26">N (</text:span><text:span text:style-name="T25">i.e. </text:span><text:span text:style-name="Source_20_Text"><text:span text:style-name="T27">n_samples</text:span></text:span><text:span text:style-name="T25">) and dimensionality </text:span><text:span text:style-name="T26">D </text:span><text:span text:style-name="T25">(i.e. </text:span><text:span text:style-name="Source_20_Text"><text:span text:style-name="T27">n_features</text:span></text:span><text:span text:style-name="T25">).</text:span></text:p>
      <text:p text:style-name="P19">- Con Brute force el orden es de O(ND)</text:p>
      <text:p text:style-name="P16"><text:span text:style-name="Emphasis"><text:span text:style-name="T22">- </text:span></text:span><text:span text:style-name="Emphasis"><text:span text:style-name="T23">Con </text:span></text:span><text:span text:style-name="Emphasis"><text:span text:style-name="T22">Ball tree </text:span></text:span><text:span text:style-name="Emphasis"><text:span text:style-name="T20">el orden es de </text:span></text:span><text:span text:style-name="T20">O(Dlog(N))</text:span></text:p>
      <text:p text:style-name="P22"/>
      <text:p text:style-name="P16"><text:span text:style-name="T20">o </text:span><text:span text:style-name="T21">algoritmo </text:span><text:span text:style-name="T20">“Ball Tree” divide os dados em uma série de hiperesferas aninhadas. Isso faz com que seu pedido seja reduzido assim:</text:span></text:p>
      <text:p text:style-name="P22"/>
      <text:p text:style-name="P22">número de amostras N (isto é, n_samples) e dimensionalidade D (isto é, n_features).</text:p>
      <text:p text:style-name="P22">- Com força bruta a ordem é O (ND)</text:p>
      <text:p text:style-name="P22">- Com a árvore Ball a ordem é O (Dlog (N))</text:p>
      <text:p text:style-name="P22"/>
      <text:p text:style-name="P15"><text:span text:style-name="T24">também</text:span>, se as características forem reduzidas por meio de um algoritmo como PCA, no momento da aplicação do Knn, o tempo de execução será reduzido ao número de características que serão eles saíram, por exemplo, se tivermos uma ordem O(D), e N características são escolhidas, onde N&lt;D, temos que a nova ordem é O(N).</text:p>
      <text:p text:style-name="P9"/>
      <text:p text:style-name="P9"/>
      <text:p text:style-name="P6"><text:soft-page-break/></text:p>
      <text:p text:style-name="P23">TASK-3:</text:p>
      <text:p text:style-name="P24">Explore a optimum k value for the wine data set through a five-fold cross validation training.</text:p>
      <text:p text:style-name="Standard"/>
      <text:p text:style-name="Standard"/>
      <text:p text:style-name="P21"><text:span text:style-name="T28">Probé los datos para un k-flod igual a 5, y con la métrica de distancia euclidiana, probé con un k de 2 hasta 20, dando k=15 el mejor resultado, un </text:span><text:span text:style-name="T17">71.969% </text:span><text:span text:style-name="T18">de accuracy, por otro lado, con la métrica de distancia de manhattam, el mejor k, fue k=</text:span><text:span text:style-name="T19">12 con un accuracy de 77.618%</text:span></text:p>
      <text:p text:style-name="P21"><text:span text:style-name="T19"/></text:p>
      <text:p text:style-name="P20">Eu tentei os dados para um k-flod igual a 5, e com a métrica de distância euclidiana, eu tentei com um k de 2 a 20, dando k = 15 o melhor resultado, uma precisão de 71.969%, por outro lado, com a métrica <text:span text:style-name="T29">de distância</text:span> de manhattam, o melhor k <text:span text:style-name="T29">foi</text:span> k = 12 com uma precisão de 77.618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Helvetica Neue" svg:font-family="'Helvetica Neue', Helvetica, Arial, sans-serif"/>
    <style:font-face style:name="Helvetica" svg:font-family="Helvetica, Arial, sans-serif"/>
    <style:font-face style:name="Lohit Devanagari1" svg:font-family="'Lohit Devanagari'"/>
    <style:font-face style:name="STIXMathJax Main" svg:font-family="'STIXMathJax Main'"/>
    <style:font-face style:name="STIXMathJax Main-italic" svg:font-family="'STIXMathJax Main-italic'"/>
    <style:font-face style:name="Verdana" svg:font-family="Verdana, sans-serif"/>
    <style:font-face style:name="monospace" svg:font-family="monospace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1T16:57:38.767936390</meta:creation-date>
    <dc:date>2019-04-12T13:06:31.826003070</dc:date>
    <meta:editing-duration>PT1H6M49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23" meta:word-count="498" meta:character-count="2758" meta:non-whitespace-character-count="2283"/>
  </office:meta>
</office:document-meta>
</file>